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eetle id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15-07-23" calcext:value-type="date">
            <text:p>07/23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15-07-23" calcext:value-type="date">
            <text:p>07/23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15-07-22" calcext:value-type="date">
            <text:p>07/22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15-07-22" calcext:value-type="date">
            <text:p>07/22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15-07-23" calcext:value-type="date">
            <text:p>07/23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15-07-06" calcext:value-type="date">
            <text:p>07/06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15-07-06" calcext:value-type="date">
            <text:p>07/06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15-07-06" calcext:value-type="date">
            <text:p>07/06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15-07-06" calcext:value-type="date">
            <text:p>07/06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15-07-06" calcext:value-type="date">
            <text:p>07/06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15-07-06" calcext:value-type="date">
            <text:p>07/06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5-07-06" calcext:value-type="date">
            <text:p>07/06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15-07-06" calcext:value-type="date">
            <text:p>07/06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15-07-06" calcext:value-type="date">
            <text:p>07/06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15-07-06" calcext:value-type="date">
            <text:p>07/06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15-07-14" calcext:value-type="date">
            <text:p>07/14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5-07-14" calcext:value-type="date">
            <text:p>07/14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15-07-14" calcext:value-type="date">
            <text:p>07/14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15-07-14" calcext:value-type="date">
            <text:p>07/14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15-07-14" calcext:value-type="date">
            <text:p>07/14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15-07-14" calcext:value-type="date">
            <text:p>07/14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15-07-14" calcext:value-type="date">
            <text:p>07/14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15-07-14" calcext:value-type="date">
            <text:p>07/14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15-07-14" calcext:value-type="date">
            <text:p>07/14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15-07-14" calcext:value-type="date">
            <text:p>07/14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15-07-14" calcext:value-type="date">
            <text:p>07/14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15-07-14" calcext:value-type="date">
            <text:p>07/14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15-07-14" calcext:value-type="date">
            <text:p>07/14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15-07-14" calcext:value-type="date">
            <text:p>07/14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15-07-14" calcext:value-type="date">
            <text:p>07/14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15-07-14" calcext:value-type="date">
            <text:p>07/14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15-07-14" calcext:value-type="date">
            <text:p>07/14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15-07-14" calcext:value-type="date">
            <text:p>07/14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15-07-14" calcext:value-type="date">
            <text:p>07/14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15-07-14" calcext:value-type="date">
            <text:p>07/14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15-07-14" calcext:value-type="date">
            <text:p>07/14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15-07-14" calcext:value-type="date">
            <text:p>07/14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15-07-14" calcext:value-type="date">
            <text:p>07/14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15-07-14" calcext:value-type="date">
            <text:p>07/14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15-07-14" calcext:value-type="date">
            <text:p>07/14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7-20" calcext:value-type="date">
            <text:p>07/20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15-07-20" calcext:value-type="date">
            <text:p>07/20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15-07-20" calcext:value-type="date">
            <text:p>07/20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15-07-20" calcext:value-type="date">
            <text:p>07/20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15-07-20" calcext:value-type="date">
            <text:p>07/20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15-07-20" calcext:value-type="date">
            <text:p>07/20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15-07-20" calcext:value-type="date">
            <text:p>07/20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15-07-20" calcext:value-type="date">
            <text:p>07/20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15-07-14" calcext:value-type="date">
            <text:p>07/14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15-07-14" calcext:value-type="date">
            <text:p>07/14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15-07-14" calcext:value-type="date">
            <text:p>07/14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15-07-14" calcext:value-type="date">
            <text:p>07/14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15-07-06" calcext:value-type="date">
            <text:p>07/06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15-07-06" calcext:value-type="date">
            <text:p>07/06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15-07-06" calcext:value-type="date">
            <text:p>07/06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15-07-06" calcext:value-type="date">
            <text:p>07/06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15-07-06" calcext:value-type="date">
            <text:p>07/06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15-07-06" calcext:value-type="date">
            <text:p>07/06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15-07-06" calcext:value-type="date">
            <text:p>07/06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15-07-06" calcext:value-type="date">
            <text:p>07/06/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</text:p>
          </table:table-cell>
        </table:table-row>
      </table:table>
      <table:named-expressions/>
      <table:database-ranges>
        <table:database-range table:name="__Anonymous_Sheet_DB__0" table:target-range-address="Sheet1.A1:Sheet1.D12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brey Moore</meta:initial-creator>
    <meta:creation-date>2015-07-29T05:07:35.580696154</meta:creation-date>
    <meta:generator>LibreOffice/4.2.8.2$Linux_X86_64 LibreOffice_project/420m0$Build-2</meta:generator>
    <dc:date>2015-07-29T05:28:35.858828320</dc:date>
    <dc:creator>Aubrey Moore</dc:creator>
    <meta:editing-duration>P0D</meta:editing-duration>
    <meta:editing-cycles>1</meta:editing-cycles>
    <meta:document-statistic meta:table-count="1" meta:cell-count="484" meta:object-count="0"/>
  </office:meta>
</office:document-meta>
</file>